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fbf98" officeooo:paragraph-rsid="000fbf98"/>
    </style:style>
    <style:style style:name="P3" style:family="paragraph" style:parent-style-name="Standard" style:list-style-name="L1">
      <style:text-properties officeooo:rsid="00112f54" officeooo:paragraph-rsid="00112f54"/>
    </style:style>
    <style:style style:name="P4" style:family="paragraph" style:parent-style-name="Standard" style:list-style-name="L1">
      <style:text-properties officeooo:rsid="00112f54" officeooo:paragraph-rsid="001a3fb1"/>
    </style:style>
    <style:style style:name="P5" style:family="paragraph" style:parent-style-name="Standard" style:list-style-name="L1">
      <style:text-properties officeooo:rsid="0011c43b" officeooo:paragraph-rsid="0011c43b"/>
    </style:style>
    <style:style style:name="P6" style:family="paragraph" style:parent-style-name="Standard" style:list-style-name="L1">
      <style:text-properties officeooo:rsid="0013a787" officeooo:paragraph-rsid="0013a787"/>
    </style:style>
    <style:style style:name="P7" style:family="paragraph" style:parent-style-name="Standard" style:list-style-name="L1">
      <style:text-properties officeooo:rsid="0013a787" officeooo:paragraph-rsid="00150996"/>
    </style:style>
    <style:style style:name="P8" style:family="paragraph" style:parent-style-name="Standard">
      <style:text-properties officeooo:rsid="0013a787" officeooo:paragraph-rsid="0013a787"/>
    </style:style>
    <style:style style:name="P9" style:family="paragraph" style:parent-style-name="Standard" style:list-style-name="L1">
      <style:text-properties fo:font-style="italic" officeooo:rsid="0013a787" officeooo:paragraph-rsid="0013a787" style:font-style-asian="italic" style:font-style-complex="italic"/>
    </style:style>
    <style:style style:name="P10" style:family="paragraph" style:parent-style-name="Standard" style:list-style-name="L1">
      <style:text-properties fo:font-style="normal" officeooo:rsid="0013a787" officeooo:paragraph-rsid="0013a787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150996" officeooo:paragraph-rsid="00150996" style:font-style-asian="normal" style:font-style-complex="normal"/>
    </style:style>
    <style:style style:name="P12" style:family="paragraph" style:parent-style-name="Standard" style:list-style-name="L1">
      <style:text-properties officeooo:rsid="00150996" officeooo:paragraph-rsid="00150996"/>
    </style:style>
    <style:style style:name="P13" style:family="paragraph" style:parent-style-name="Standard" style:list-style-name="L1">
      <style:text-properties officeooo:rsid="0016d457" officeooo:paragraph-rsid="0016d457"/>
    </style:style>
    <style:style style:name="P14" style:family="paragraph" style:parent-style-name="Standard" style:list-style-name="L1">
      <style:text-properties officeooo:rsid="00184c3e" officeooo:paragraph-rsid="00184c3e"/>
    </style:style>
    <style:style style:name="P15" style:family="paragraph" style:parent-style-name="Standard" style:list-style-name="L1">
      <style:text-properties officeooo:rsid="001a3fb1" officeooo:paragraph-rsid="001a3fb1"/>
    </style:style>
    <style:style style:name="P16" style:family="paragraph" style:parent-style-name="Standard" style:list-style-name="L1">
      <style:text-properties officeooo:rsid="001bb6a9" officeooo:paragraph-rsid="001bb6a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2f54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a13a" style:font-style-asian="normal" style:font-style-complex="normal"/>
    </style:style>
    <style:style style:name="T7" style:family="text">
      <style:text-properties fo:font-style="normal" officeooo:rsid="00112f54" style:font-style-asian="normal" style:font-style-complex="normal"/>
    </style:style>
    <style:style style:name="T8" style:family="text">
      <style:text-properties fo:font-style="normal" officeooo:rsid="0011c43b" style:font-style-asian="normal" style:font-style-complex="normal"/>
    </style:style>
    <style:style style:name="T9" style:family="text">
      <style:text-properties fo:font-style="normal" officeooo:rsid="0013a787" style:font-style-asian="normal" style:font-style-complex="normal"/>
    </style:style>
    <style:style style:name="T10" style:family="text">
      <style:text-properties fo:font-style="normal" officeooo:rsid="0016d457" style:font-style-asian="normal" style:font-style-complex="normal"/>
    </style:style>
    <style:style style:name="T11" style:family="text">
      <style:text-properties fo:font-style="normal" officeooo:rsid="00184c3e" style:font-style-asian="normal" style:font-style-complex="normal"/>
    </style:style>
    <style:style style:name="T12" style:family="text">
      <style:text-properties officeooo:rsid="000fbf98"/>
    </style:style>
    <style:style style:name="T13" style:family="text">
      <style:text-properties officeooo:rsid="00112f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anuary 7<text:span text:style-name="T1">th</text:span>, 2023</text:p>
      <text:p text:style-name="Standard">Kitkat Dambeck</text:p>
      <text:p text:style-name="Standard">Notes on <text:span text:style-name="T3"><text:s/>A Rough Map* For How To “Make It”** As An Artist*** [Online] [In Current Year]</text:span><text:span text:style-name="T6"> </text:span><text:span text:style-name="T7">By </text:span><text:span text:style-name="T6">Greg Guevera</text:span></text:p>
      <text:list xml:id="list3772278303" text:style-name="L1">
        <text:list-item>
          <text:p text:style-name="P1">Greg Guevara, internet artist, recommends taking notes <text:span text:style-name="T12">on this video. I’ve wanted to do independent study, taking academic notes on internet lectures for a while. I’ve set up my laptop like I would if I had to take a lecture class. Consider this my first collage level lecture notes.</text:span></text:p>
        </text:list-item>
        <text:list-item>
          <text:p text:style-name="P1">Vocab</text:p>
          <text:list>
            <text:list-item>
              <text:p text:style-name="P1">Map: <text:span text:style-name="T13">One way to do it. One very specific way that one </text:span><text:span text:style-name="T4">can </text:span><text:span text:style-name="T7">follow and </text:span><text:span text:style-name="T4">should</text:span><text:span text:style-name="T7"> work.</text:span></text:p>
            </text:list-item>
            <text:list-item>
              <text:p text:style-name="P3"><text:span text:style-name="T5">Make it: make money off it. </text:span></text:p>
            </text:list-item>
            <text:list-item>
              <text:p text:style-name="P3"><text:span text:style-name="T5">Online: this is a map for online art. Guevera does not have experience as a local artist. </text:span></text:p>
              <text:list>
                <text:list-item>
                  <text:p text:style-name="P3"><text:span text:style-name="T5">Online Pros: big audience</text:span></text:p>
                </text:list-item>
                <text:list-item>
                  <text:p text:style-name="P3"><text:span text:style-name="T5">Cons: stuck in the screen</text:span></text:p>
                </text:list-item>
              </text:list>
            </text:list-item>
            <text:list-item>
              <text:p text:style-name="P3"><text:span text:style-name="T5">Current Year: this is very contextual. Didn’t apply 10 years ago, probably wont apply in 10 or even 5 years from now. </text:span></text:p>
            </text:list-item>
            <text:list-item>
              <text:p text:style-name="P6"><text:span text:style-name="T5">Minimum Viable Product: Smallest piece of art you can possibly make.</text:span></text:p>
            </text:list-item>
            <text:list-item>
              <text:p text:style-name="P12"><text:span text:style-name="T5">Accountability Partner: someone who will enact punishment if a deadline isn’t reached. </text:span></text:p>
            </text:list-item>
          </text:list>
        </text:list-item>
        <text:list-item>
          <text:p text:style-name="P1">Preamble</text:p>
          <text:list>
            <text:list-item>
              <text:p text:style-name="P1">There are maps for lots of different carriers, but not for artists. Our thesis: how do we make 1$ as an artist.</text:p>
            </text:list-item>
            <text:list-item>
              <text:p text:style-name="P2">Guevera never had an established artist, like a “cool drama teacher” who would invite them into the fold. </text:p>
            </text:list-item>
            <text:list-item>
              <text:p text:style-name="P2">This is not for everyone watching the video, only the 5% who want to “make it” as an artist. </text:p>
            </text:list-item>
            <text:list-item>
              <text:p text:style-name="P3">Guevera thought about pay walling this video, but then asks, rhetorically, “Why do I have to think like this?”</text:p>
            </text:list-item>
            <text:list-item>
              <text:p text:style-name="P4"><text:span text:style-name="T11">Any map is better than no map</text:span></text:p>
              <text:list>
                <text:list-item>
                  <text:p text:style-name="P4">Committing to a map is better than getting lost in inaction.</text:p>
                </text:list-item>
                <text:list-item>
                  <text:p text:style-name="P15">Following this map, you:</text:p>
                  <text:list>
                    <text:list-item>
                      <text:p text:style-name="P15">Have a structure that gives you consistent output</text:p>
                    </text:list-item>
                    <text:list-item>
                      <text:p text:style-name="P15">Another person who is invested in you art, even if only superficially. </text:p>
                    </text:list-item>
                    <text:list-item>
                      <text:p text:style-name="P15">Infrastructure to make a sale</text:p>
                      <text:list>
                        <text:list-item>
                          <text:p text:style-name="P15">and to capture lightning in a bottle</text:p>
                        </text:list-item>
                      </text:list>
                    </text:list-item>
                    <text:list-item>
                      <text:p text:style-name="P15">A goal:</text:p>
                      <text:list>
                        <text:list-item>
                          <text:p text:style-name="P15">Become a tool that doesn’t yet exist.</text:p>
                        </text:list-item>
                      </text:list>
                    </text:list-item>
                    <text:list-item>
                      <text:p text:style-name="P16">Have a path only you can create. <text:s/></text:p>
                    </text:list-item>
                    <text:list-item>
                      <text:p text:style-name="P15">And momentum!</text:p>
                    </text:list-item>
                  </text:list>
                </text:list-item>
                <text:list-item>
                  <text:p text:style-name="P15">Be brave enough to go out into the brambles of the jungle with only a machete. </text:p>
                </text:list-item>
              </text:list>
            </text:list-item>
          </text:list>
        </text:list-item>
        <text:list-item>
          <text:p text:style-name="P3">Step 0: Accept your diagnosis. </text:p>
          <text:list>
            <text:list-item>
              <text:p text:style-name="P3">You have a brain disease: the desire to be an artist. </text:p>
              <text:list>
                <text:list-item>
                  <text:p text:style-name="P3">The “normal” thing is to get into the stock market.</text:p>
                </text:list-item>
              </text:list>
            </text:list-item>
            <text:list-item>
              <text:p text:style-name="P3">STOP PLAYING COOKIE CLICKER</text:p>
              <text:list>
                <text:list-item>
                  <text:p text:style-name="P3">This is a different brain disease than wanting to make art. </text:p>
                </text:list-item>
                <text:list-item>
                  <text:p text:style-name="P3">For the 5% this is a critical thing to do.</text:p>
                </text:list-item>
              </text:list>
            </text:list-item>
            <text:list-item>
              <text:p text:style-name="P3">Now that you acknowledge you have a terminal brain disease, reject that anything your doing has any transcendental meaning, or that god will reward you. </text:p>
            </text:list-item>
            <text:list-item>
              <text:p text:style-name="P3">When someone has schizophrenia</text:p>
              <text:list>
                <text:list-item>
                  <text:p text:style-name="P3">how to make their life bearable</text:p>
                </text:list-item>
                <text:list-item>
                  <text:p text:style-name="P3">you cant talk them out</text:p>
                </text:list-item>
                <text:list-item>
                  <text:p text:style-name="P3">harm reduction for living with schizophrenia</text:p>
                </text:list-item>
                <text:list-item>
                  <text:p text:style-name="P3"><text:soft-page-break/>metaphore for artistenia.</text:p>
                  <text:list>
                    <text:list-item>
                      <text:p text:style-name="P3">This makes living with art bearable, give you <text:span text:style-name="T3">a </text:span><text:span text:style-name="T5">chance. The bar is on the floor. It will still hurt. But maybe it will be less shockin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5">Step 1: Kill the perfection worm.</text:span></text:p>
          <text:list>
            <text:list-item>
              <text:p text:style-name="P3"><text:span text:style-name="T5">You have many worms in your head.</text:span></text:p>
              <text:list>
                <text:list-item>
                  <text:p text:style-name="P3"><text:span text:style-name="T5">Don’t feel bad, everyone has worms, you need worms. </text:span></text:p>
                </text:list-item>
                <text:list-item>
                  <text:p text:style-name="P3"><text:span text:style-name="T5">Some worms are good. </text:span></text:p>
                </text:list-item>
                <text:list-item>
                  <text:p text:style-name="P3"><text:span text:style-name="T5">The perfection worm might be good, but its going to stop you from making it as an artist</text:span></text:p>
                  <text:list>
                    <text:list-item>
                      <text:p text:style-name="P5"><text:span text:style-name="T5">“I cant release it until its perfect.”</text:span></text:p>
                    </text:list-item>
                  </text:list>
                </text:list-item>
                <text:list-item>
                  <text:p text:style-name="P3"><text:span text:style-name="T5">“kill this worm. </text:span><text:span text:style-name="T8">Start slicing at it. Slice off as much as possible.</text:span></text:p>
                  <text:list>
                    <text:list-item>
                      <text:p text:style-name="P6"><text:span text:style-name="T8">Y</text:span><text:span text:style-name="T5">ou’ll never be able to slice all of it, but try.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5">Not great worms</text:span></text:p>
              <text:list>
                <text:list-item>
                  <text:p text:style-name="P5"><text:span text:style-name="T5">“I cant do it because my mother will be sad”</text:span></text:p>
                </text:list-item>
                <text:list-item>
                  <text:p text:style-name="P5"><text:span text:style-name="T5">“</text:span><text:span text:style-name="T9">I’ll get to it eventually”</text:span></text:p>
                </text:list-item>
              </text:list>
            </text:list-item>
          </text:list>
        </text:list-item>
        <text:list-item>
          <text:p text:style-name="P6"><text:span text:style-name="T5">Step 1.5: Take Notes!</text:span></text:p>
          <text:list>
            <text:list-item>
              <text:p text:style-name="P6"><text:span text:style-name="T5">You wont just remember this. </text:span></text:p>
            </text:list-item>
            <text:list-item>
              <text:p text:style-name="P6"><text:span text:style-name="T5">Taking notes signals that what your experiencing is important.</text:span></text:p>
            </text:list-item>
          </text:list>
        </text:list-item>
        <text:list-item>
          <text:p text:style-name="P6"><text:span text:style-name="T5">Step 1.75: Don’t make art until completing step 5. </text:span></text:p>
          <text:list>
            <text:list-item>
              <text:p text:style-name="P6"><text:span text:style-name="T5">This is the smallest pathetic worm guide. </text:span></text:p>
            </text:list-item>
            <text:list-item>
              <text:p text:style-name="P6"><text:span text:style-name="T5">Work out all the prerequisites first. </text:span></text:p>
            </text:list-item>
          </text:list>
        </text:list-item>
        <text:list-item>
          <text:p text:style-name="P6"><text:span text:style-name="T5">Step 2: Find You Minimum Viable Product</text:span></text:p>
          <text:list>
            <text:list-item>
              <text:p text:style-name="P6"><text:span text:style-name="T5">Examples</text:span></text:p>
              <text:list>
                <text:list-item>
                  <text:p text:style-name="P6"><text:span text:style-name="T5">Painter: Tiny tiny painting</text:span></text:p>
                </text:list-item>
                <text:list-item>
                  <text:p text:style-name="P6"><text:span text:style-name="T5">Musician: 5-10 second beat loop.</text:span></text:p>
                </text:list-item>
                <text:list-item>
                  <text:p text:style-name="P6"><text:span text:style-name="T5">Filmography: A single scene. </text:span></text:p>
                </text:list-item>
                <text:list-item>
                  <text:p text:style-name="P6"><text:span text:style-name="T5">Author: A blog post. </text:span></text:p>
                </text:list-item>
              </text:list>
            </text:list-item>
            <text:list-item>
              <text:p text:style-name="P6"><text:span text:style-name="T5">Formula: “My Minimum Viable Product as a _____ is __________”</text:span></text:p>
            </text:list-item>
          </text:list>
        </text:list-item>
        <text:list-item>
          <text:p text:style-name="P6"><text:span text:style-name="T5">Step 3: Set a Deadline.</text:span></text:p>
          <text:list>
            <text:list-item>
              <text:p text:style-name="P6"><text:span text:style-name="T5">Set the target at the pathetic worm level</text:span></text:p>
              <text:list>
                <text:list-item>
                  <text:p text:style-name="P6"><text:span text:style-name="T5">Rising to the level of pathetic worm is the first aspiration</text:span></text:p>
                </text:list-item>
                <text:list-item>
                  <text:p text:style-name="P9">Maybe <text:span text:style-name="T5">then you can become prestigious. </text:span></text:p>
                </text:list-item>
              </text:list>
            </text:list-item>
            <text:list-item>
              <text:p text:style-name="P9"><text:span text:style-name="T5">Figure out how long it will take to make the MVP</text:span></text:p>
            </text:list-item>
            <text:list-item>
              <text:p text:style-name="P9"><text:span text:style-name="T5">Make it </text:span>as long <text:span text:style-name="T5">as you need</text:span></text:p>
              <text:list>
                <text:list-item>
                  <text:p text:style-name="P10">Set something you can commit to no matter what happens.</text:p>
                </text:list-item>
                <text:list-item>
                  <text:p text:style-name="P10">Try not to make it long than a month, if possible. </text:p>
                </text:list-item>
              </text:list>
            </text:list-item>
            <text:list-item>
              <text:p text:style-name="P10">Clear and binary completion criteria</text:p>
            </text:list-item>
            <text:list-item>
              <text:p text:style-name="P11">No matter what happens, how severely you over commit, this is the inexorable deadline.</text:p>
            </text:list-item>
          </text:list>
        </text:list-item>
        <text:list-item>
          <text:p text:style-name="P6"><text:span text:style-name="T5">Step 4: Set a Punishment</text:span></text:p>
          <text:list>
            <text:list-item>
              <text:p text:style-name="P6"><text:span text:style-name="T5">Associate a punishment with missing the deadline. </text:span></text:p>
            </text:list-item>
            <text:list-item>
              <text:p text:style-name="P6"><text:span text:style-name="T5">Needs to be enough deterrent to invoke “primal fear” </text:span></text:p>
              <text:list>
                <text:list-item>
                  <text:p text:style-name="P6"><text:span text:style-name="T5">Duality </text:span></text:p>
                  <text:list>
                    <text:list-item>
                      <text:p text:style-name="P7"><text:span text:style-name="T5">I want to run towards the MVP, and away from the punishment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5">No matter what happens, how severely you over commit, this is the inexorable </text:span>punishment<text:span text:style-name="T5">.</text:span></text:p>
            </text:list-item>
            <text:list-item>
              <text:p text:style-name="P6"><text:span text:style-name="T5">Examples</text:span></text:p>
              <text:list>
                <text:list-item>
                  <text:p text:style-name="P6">Donate too much money to a charity. 500$</text:p>
                  <text:list>
                    <text:list-item>
                      <text:p text:style-name="P6">Bonus if its a charity you hate ei Scientology. </text:p>
                    </text:list-item>
                  </text:list>
                </text:list-item>
                <text:list-item>
                  <text:p text:style-name="P6">Spend a vegan’s money on meat</text:p>
                </text:list-item>
                <text:list-item>
                  <text:p text:style-name="P6">Give someone money.</text:p>
                </text:list-item>
                <text:list-item>
                  <text:p text:style-name="P6">Manual labor. </text:p>
                </text:list-item>
              </text:list>
            </text:list-item>
          </text:list>
        </text:list-item>
        <text:list-item>
          <text:p text:style-name="P6"><text:soft-page-break/><text:span text:style-name="T5">Step 5: Get an Accountability Partner</text:span></text:p>
          <text:list>
            <text:list-item>
              <text:p text:style-name="P6"><text:span text:style-name="T5">Context</text:span></text:p>
              <text:list>
                <text:list-item>
                  <text:p text:style-name="P6"><text:span text:style-name="T5">You are not capable of enforcing your own deadline. </text:span></text:p>
                </text:list-item>
                <text:list-item>
                  <text:p text:style-name="P6"><text:span text:style-name="T5">You are not capable of punishing yourself. </text:span></text:p>
                </text:list-item>
                <text:list-item>
                  <text:p text:style-name="P6"><text:span text:style-name="T5">Most likely, you will worm your way out of it. </text:span></text:p>
                </text:list-item>
                <text:list-item>
                  <text:p text:style-name="P6"><text:span text:style-name="T5">Externalize the problem.</text:span></text:p>
                </text:list-item>
                <text:list-item>
                  <text:p text:style-name="P6"><text:span text:style-name="T5">Look outside yourself for help. This is generally a lonely project. </text:span></text:p>
                </text:list-item>
                <text:list-item>
                  <text:p text:style-name="P6"><text:span text:style-name="T5">Who taught you that you had to do this on your own?</text:span></text:p>
                </text:list-item>
              </text:list>
            </text:list-item>
            <text:list-item>
              <text:p text:style-name="P6"><text:span text:style-name="T5">Find a person</text:span></text:p>
              <text:list>
                <text:list-item>
                  <text:p text:style-name="P6"><text:span text:style-name="T5">Ideally also brain diseased</text:span></text:p>
                </text:list-item>
                <text:list-item>
                  <text:p text:style-name="P6"><text:span text:style-name="T5">Tell them the deadline, MVP, and punishment. </text:span></text:p>
                </text:list-item>
                <text:list-item>
                  <text:p text:style-name="P6"><text:span text:style-name="T5">If you have no friends, punishment = just giving them money. </text:span></text:p>
                </text:list-item>
              </text:list>
            </text:list-item>
            <text:list-item>
              <text:p text:style-name="P12"><text:span text:style-name="T5">Also: become the accountability person for another artist.</text:span></text:p>
              <text:list>
                <text:list-item>
                  <text:p text:style-name="P12"><text:span text:style-name="T5">They’ll understand</text:span></text:p>
                </text:list-item>
                <text:list-item>
                  <text:p text:style-name="P12"><text:span text:style-name="T5">you can critque each others craft</text:span></text:p>
                </text:list-item>
              </text:list>
            </text:list-item>
            <text:list-item>
              <text:p text:style-name="P12"><text:span text:style-name="T5">Also also: if two people have the same illusion, its now real.</text:span></text:p>
            </text:list-item>
          </text:list>
        </text:list-item>
        <text:list-item>
          <text:p text:style-name="P6"><text:span text:style-name="T5">Step 6: Repeat Thanklessly, Endlessly.</text:span></text:p>
          <text:list>
            <text:list-item>
              <text:p text:style-name="P12"><text:span text:style-name="T5">Do it.</text:span></text:p>
            </text:list-item>
            <text:list-item>
              <text:p text:style-name="P12"><text:span text:style-name="T5">Do it again.</text:span></text:p>
            </text:list-item>
            <text:list-item>
              <text:p text:style-name="P12"><text:span text:style-name="T5">For a year!</text:span></text:p>
            </text:list-item>
            <text:list-item>
              <text:p text:style-name="P12"><text:span text:style-name="T5">Until your craft it honed. </text:span></text:p>
            </text:list-item>
            <text:list-item>
              <text:p text:style-name="P12"><text:span text:style-name="T5">Thanklessly</text:span></text:p>
              <text:list>
                <text:list-item>
                  <text:p text:style-name="P12"><text:span text:style-name="T5">You’re gonna get no money</text:span></text:p>
                </text:list-item>
                <text:list-item>
                  <text:p text:style-name="P12"><text:span text:style-name="T5">You’re gonna get no recognition.</text:span></text:p>
                  <text:list>
                    <text:list-item>
                      <text:p text:style-name="P12"><text:span text:style-name="T5">Even negative recognition from haters. </text:span></text:p>
                    </text:list-item>
                  </text:list>
                </text:list-item>
                <text:list-item>
                  <text:p text:style-name="P12"><text:span text:style-name="T5">You’re gonna get no fame.</text:span></text:p>
                </text:list-item>
              </text:list>
            </text:list-item>
            <text:list-item>
              <text:p text:style-name="P12"><text:span text:style-name="T5">End goal: Be able to do something no one else can do. </text:span></text:p>
              <text:list>
                <text:list-item>
                  <text:p text:style-name="P12"><text:span text:style-name="T5">How do I become a tool that does not exist yet?</text:span></text:p>
                </text:list-item>
                <text:list-item>
                  <text:p text:style-name="P12"><text:span text:style-name="T5">Likely to combine two fields</text:span></text:p>
                  <text:list>
                    <text:list-item>
                      <text:p text:style-name="P12"><text:span text:style-name="T5">Ex. Spoken word poetry and politics. </text:span></text:p>
                    </text:list-item>
                  </text:list>
                </text:list-item>
                <text:list-item>
                  <text:p text:style-name="P12"><text:span text:style-name="T5">Fiend friends and get involve in the brain disease community. </text:span></text:p>
                  <text:list>
                    <text:list-item>
                      <text:p text:style-name="P12"><text:span text:style-name="T5">Engage weekly with friends.</text:span></text:p>
                    </text:list-item>
                    <text:list-item>
                      <text:p text:style-name="P12"><text:span text:style-name="T5">This makes it real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T5">Step 7: Set up sa</text:span><text:span text:style-name="T10">l</text:span><text:span text:style-name="T5">e infrastructure</text:span></text:p>
          <text:list>
            <text:list-item>
              <text:p text:style-name="P12"><text:span text:style-name="T5">Congrats you’ve made it! (hypothetically)</text:span></text:p>
            </text:list-item>
            <text:list-item>
              <text:p text:style-name="P12"><text:span text:style-name="T5">Make an infrastructure where someone can hypothetically give you money for something.</text:span></text:p>
            </text:list-item>
            <text:list-item>
              <text:p text:style-name="P12"><text:span text:style-name="T5">Ex. Etsy page</text:span></text:p>
            </text:list-item>
            <text:list-item>
              <text:p text:style-name="P13"><text:span text:style-name="T5">Have it ready for when lightning strikes. </text:span></text:p>
              <text:list>
                <text:list-item>
                  <text:p text:style-name="P13"><text:span text:style-name="T5">Critical to do this before step 8.</text:span></text:p>
                </text:list-item>
              </text:list>
            </text:list-item>
          </text:list>
        </text:list-item>
        <text:list-item>
          <text:p text:style-name="P12"><text:span text:style-name="T5">Step 8: </text:span><text:span text:style-name="T10">Make Stuff Communities Will Like</text:span></text:p>
          <text:list>
            <text:list-item>
              <text:p text:style-name="P13"><text:span text:style-name="T5">Marketing!!</text:span></text:p>
              <text:list>
                <text:list-item>
                  <text:p text:style-name="P13"><text:span text:style-name="T5">Now you have something to market (step 6)</text:span></text:p>
                </text:list-item>
                <text:list-item>
                  <text:p text:style-name="P13"><text:span text:style-name="T5">Don’t market yourself when you have nothing to marker</text:span></text:p>
                </text:list-item>
              </text:list>
            </text:list-item>
            <text:list-item>
              <text:p text:style-name="P13"><text:span text:style-name="T5">Find a Community</text:span></text:p>
              <text:list>
                <text:list-item>
                  <text:p text:style-name="P13"><text:span text:style-name="T5">Preferably a small community. </text:span></text:p>
                  <text:list>
                    <text:list-item>
                      <text:p text:style-name="P13"><text:span text:style-name="T5">Ex. R/Starwars is too big, you’ll get lost in the sea</text:span></text:p>
                    </text:list-item>
                  </text:list>
                </text:list-item>
                <text:list-item>
                  <text:p text:style-name="P13"><text:span text:style-name="T5">Preferably not too big</text:span></text:p>
                  <text:list>
                    <text:list-item>
                      <text:p text:style-name="P13"><text:span text:style-name="T5">Ex. Some discord with 12 people. </text:span></text:p>
                    </text:list-item>
                  </text:list>
                </text:list-item>
                <text:list-item>
                  <text:p text:style-name="P13"><text:span text:style-name="T5">Ideal 10,000 ish member subreddit. </text:span></text:p>
                  <text:list>
                    <text:list-item>
                      <text:p text:style-name="P13"><text:soft-page-break/><text:span text:style-name="T5">You want feedback</text:span></text:p>
                    </text:list-item>
                    <text:list-item>
                      <text:p text:style-name="P13"><text:span text:style-name="T5">Don’t want to get lost in the noise. </text:span></text:p>
                    </text:list-item>
                    <text:list-item>
                      <text:p text:style-name="P13"><text:span text:style-name="T5">Ex. R/Starwarstheoldrepublicrpg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5">Make something for that community that that community would organically like.</text:span></text:p>
              <text:list>
                <text:list-item>
                  <text:p text:style-name="P13"><text:span text:style-name="T5">First thing: you will get down voted and hated on.</text:span></text:p>
                  <text:list>
                    <text:list-item>
                      <text:p text:style-name="P13"><text:span text:style-name="T5">You know its coming now… maybe it will sting less.</text:span></text:p>
                    </text:list-item>
                    <text:list-item>
                      <text:p text:style-name="P13"><text:span text:style-name="T5">At this point, you should be developed enough to have the bravery to do this.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5">Don’t spend money for bots or ads</text:span></text:p>
              <text:list>
                <text:list-item>
                  <text:p text:style-name="P13"><text:span text:style-name="T5">If you need to pay for your advertising, its wasn’t worth advertising</text:span></text:p>
                </text:list-item>
              </text:list>
            </text:list-item>
            <text:list-item>
              <text:p text:style-name="P13"><text:span text:style-name="T5">Get Feedback</text:span></text:p>
              <text:list>
                <text:list-item>
                  <text:p text:style-name="P13"><text:span text:style-name="T5">Ex. As a satrist, Guevara often had people not pick up his satire, and read it straight. Then he made more layered and less subtle irony. </text:span></text:p>
                </text:list-item>
              </text:list>
            </text:list-item>
          </text:list>
        </text:list-item>
        <text:list-item>
          <text:p text:style-name="P12"><text:span text:style-name="T5">Step 9: <text:s/></text:span><text:span text:style-name="T10">Find a Person That Loves Your Work</text:span></text:p>
          <text:list>
            <text:list-item>
              <text:p text:style-name="P13"><text:span text:style-name="T5">Build that community</text:span></text:p>
            </text:list-item>
            <text:list-item>
              <text:p text:style-name="P13"><text:span text:style-name="T5">Will be hard.</text:span></text:p>
            </text:list-item>
            <text:list-item>
              <text:p text:style-name="P13"><text:span text:style-name="T5">MVP for step 9: Find one person you don’t already know, one rando, who respects your craft enough to share it with a friend. </text:span></text:p>
              <text:list>
                <text:list-item>
                  <text:p text:style-name="P13"><text:span text:style-name="T5">This is a scalable position.</text:span></text:p>
                </text:list-item>
                <text:list-item>
                  <text:p text:style-name="P13"><text:span text:style-name="T5">Now find 2, then 3, then 10. </text:span></text:p>
                </text:list-item>
              </text:list>
            </text:list-item>
          </text:list>
        </text:list-item>
        <text:list-item>
          <text:p text:style-name="P12"><text:span text:style-name="T5">Step 10: </text:span><text:span text:style-name="T10">Make 1$</text:span></text:p>
          <text:list>
            <text:list-item>
              <text:p text:style-name="P13"><text:span text:style-name="T5">Summery of what you have</text:span></text:p>
              <text:list>
                <text:list-item>
                  <text:p text:style-name="P13"><text:span text:style-name="T5">You have a craft no one else does.</text:span></text:p>
                </text:list-item>
                <text:list-item>
                  <text:p text:style-name="P13"><text:span text:style-name="T5">You have a regular output of content people like. </text:span></text:p>
                </text:list-item>
                <text:list-item>
                  <text:p text:style-name="P13"><text:span text:style-name="T5">You have a base of art.</text:span></text:p>
                </text:list-item>
                <text:list-item>
                  <text:p text:style-name="P13"><text:span text:style-name="T5">You have an audience who follows you.</text:span></text:p>
                </text:list-item>
              </text:list>
            </text:list-item>
            <text:list-item>
              <text:p text:style-name="P13"><text:span text:style-name="T5">One day, one person, will go through the infrastructure in step 7, and buy something. </text:span></text:p>
            </text:list-item>
            <text:list-item>
              <text:p text:style-name="P13"><text:span text:style-name="T5">You’ve done it!!</text:span></text:p>
              <text:list>
                <text:list-item>
                  <text:p text:style-name="P13"><text:span text:style-name="T5">You may still be net negative money right now, but you have the system! </text:span></text:p>
                </text:list-item>
                <text:list-item>
                  <text:p text:style-name="P13"><text:span text:style-name="T5">Do it again and again. It is easier to make the next 10 than this 1. </text:span></text:p>
                </text:list-item>
              </text:list>
            </text:list-item>
          </text:list>
        </text:list-item>
        <text:list-item>
          <text:p text:style-name="P14"><text:span text:style-name="T5">Postamble</text:span></text:p>
          <text:list>
            <text:list-item>
              <text:p text:style-name="P14"><text:span text:style-name="T5">Try different platforms</text:span></text:p>
              <text:list>
                <text:list-item>
                  <text:p text:style-name="P14"><text:span text:style-name="T5">Learn the way their algorithm works</text:span></text:p>
                </text:list-item>
              </text:list>
            </text:list-item>
            <text:list-item>
              <text:p text:style-name="P14"><text:span text:style-name="T5">“Pay your artist bucks” </text:span></text:p>
              <text:list>
                <text:list-item>
                  <text:p text:style-name="P14"><text:span text:style-name="T5">Make some content so you can make art. </text:span></text:p>
                </text:list-item>
                <text:list-item>
                  <text:p text:style-name="P14"><text:span text:style-name="T5">Content just pleases algorithm. </text:span></text:p>
                </text:list-item>
                <text:list-item>
                  <text:p text:style-name="P14"><text:span text:style-name="T5">Content builds your presence on the platform so the algorithm will pick up your art</text:span></text:p>
                </text:list-item>
              </text:list>
            </text:list-item>
            <text:list-item>
              <text:p text:style-name="P14"><text:span text:style-name="T5">Some dude’s anecdotally map!</text:span></text:p>
              <text:list>
                <text:list-item>
                  <text:p text:style-name="P14"><text:span text:style-name="T5">Any map is better than no map</text:span></text:p>
                </text:list-item>
                <text:list-item>
                  <text:p text:style-name="P14"><text:span text:style-name="T5">also just some guy. </text:span></text:p>
                </text:list-item>
              </text:list>
            </text:list-item>
          </text:list>
        </text:list-item>
        <text:list-item>
          <text:p text:style-name="P3"><text:span text:style-name="T5">Reflection/journal about the process. </text:span></text:p>
          <text:list>
            <text:list-item>
              <text:p text:style-name="P3"><text:span text:style-name="T5">My fingers feel icky, I had to stop frequently. </text:span></text:p>
            </text:list-item>
            <text:list-item>
              <text:p text:style-name="P3"><text:span text:style-name="T5">The video is very fast, I was typing furiously the whole time. </text:span></text:p>
            </text:list-item>
            <text:list-item>
              <text:p text:style-name="P14"><text:span text:style-name="T5">Bruh its the fucking Quablablah. 10 is the final result. 7 the image of desire. 6 the center of the system. The supernal triad doesn’t make sense but is kinda a vibe. </text:span></text:p>
              <text:list>
                <text:list-item>
                  <text:p text:style-name="P14"><text:span text:style-name="T5">It doesn’t work if you spend too much time obsessing over it. </text:span></text:p>
                </text:list-item>
              </text:list>
            </text:list-item>
          </text:list>
        </text:list-item>
      </text:list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6:23:09.197748548</meta:creation-date>
    <dc:date>2023-01-07T17:32:21.813099908</dc:date>
    <meta:editing-duration>PT30M5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4" meta:paragraph-count="180" meta:word-count="1643" meta:character-count="8448" meta:non-whitespace-character-count="7099"/>
  </office:meta>
</office:document-meta>
</file>